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ing a **Risk Assessment and Risk Treatment Process** for Salla Online Shop Multi-Vendor based on ISO/IEC 27001:2022 involves identifying, analyzing, evaluating, and treating risks to information security. Below is a detailed process tailored to Salla Online Shop Multi-Vendor, aligned with ISO 27001:2022 requirements.</text:p>
      <text:p text:style-name="Standard"/>
      <text:p text:style-name="Standard">---</text:p>
      <text:p text:style-name="Standard"/>
      <text:p text:style-name="Standard">### **Risk Assessment and Risk Treatment Process** <text:s/></text:p>
      <text:p text:style-name="Standard">**Organization:** Salla Online Shop Multi-Vendor <text:s/></text:p>
      <text:p text:style-name="Standard">**Effective Date:** [Insert Date] <text:s/></text:p>
      <text:p text:style-name="Standard">**Review Date:** [Insert Date] <text:s/></text:p>
      <text:p text:style-name="Standard">**Version:** 1.0 <text:s/></text:p>
      <text:p text:style-name="Standard"/>
      <text:p text:style-name="Standard">---</text:p>
      <text:p text:style-name="Standard"/>
      <text:p text:style-name="Standard">#### **1. Purpose** <text:s/></text:p>
      <text:p text:style-name="Standard">The purpose of this process is to establish a systematic approach to identifying, assessing, and treating information security risks within Salla Online Shop Multi-Vendor. This process ensures that risks are managed effectively to protect the confidentiality, integrity, and availability of information assets.</text:p>
      <text:p text:style-name="Standard"/>
      <text:p text:style-name="Standard">---</text:p>
      <text:p text:style-name="Standard"/>
      <text:p text:style-name="Standard">#### **2. Scope** <text:s/></text:p>
      <text:p text:style-name="Standard">This process applies to: <text:s/></text:p>
      <text:p text:style-name="Standard">- All information assets owned, managed, or processed by Salla Online Shop Multi-Vendor. <text:s/></text:p>
      <text:p text:style-name="Standard">- All employees, contractors, vendors, and third parties who interact with Salla’s information assets. <text:s/></text:p>
      <text:p text:style-name="Standard">- All physical and virtual environments where Salla’s information assets are stored or processed.</text:p>
      <text:p text:style-name="Standard"/>
      <text:p text:style-name="Standard">---</text:p>
      <text:p text:style-name="Standard"/>
      <text:p text:style-name="Standard">#### **3. Risk Assessment Process** <text:s/></text:p>
      <text:p text:style-name="Standard"/>
      <text:p text:style-name="Standard">**3.1. Risk Identification** <text:s/></text:p>
      <text:p text:style-name="Standard">- **Step 1:** Identify information assets (e.g., customer data, vendor data, payment systems, IT infrastructure). <text:s/></text:p>
      <text:p text:style-name="Standard">- **Step 2:** Identify threats to these assets (e.g., cyberattacks, data breaches, natural disasters). <text:s/></text:p>
      <text:p text:style-name="Standard">- **Step 3:** Identify vulnerabilities that could be exploited by threats (e.g., weak passwords, unpatched software). <text:s/></text:p>
      <text:p text:style-name="Standard">- **Step 4:** Identify existing controls and their effectiveness in mitigating risks. <text:s/></text:p>
      <text:p text:style-name="Standard"/>
      <text:p text:style-name="Standard">**3.2. Risk Analysis** <text:s/></text:p>
      <text:p text:style-name="Standard">- **Step 1:** Assess the likelihood of each identified risk occurring (e.g., low, medium, high). <text:s/></text:p>
      <text:p text:style-name="Standard">- **Step 2:** Assess the potential impact of each risk on confidentiality, integrity, and availability (e.g., low, medium, high). <text:s/></text:p>
      <text:p text:style-name="Standard">- **Step 3:** Use a risk matrix to determine the risk level (e.g., low, medium, high, critical). <text:s/></text:p>
      <text:p text:style-name="Standard"/>
      <text:p text:style-name="Standard">**3.3. Risk Evaluation** <text:s/></text:p>
      <text:p text:style-name="Standard">- **Step 1:** Compare the assessed risk levels against Salla’s risk acceptance criteria. <text:s/></text:p>
      <text:p text:style-name="Standard">- **Step 2:** Prioritize risks based on their level and potential impact on the organization. <text:s/></text:p>
      <text:p text:style-name="Standard">- **Step 3:** Document all risks in a risk register for further treatment.</text:p>
      <text:p text:style-name="Standard"/>
      <text:p text:style-name="Standard"><text:soft-page-break/>---</text:p>
      <text:p text:style-name="Standard"/>
      <text:p text:style-name="Standard">#### **4. Risk Treatment Process** <text:s/></text:p>
      <text:p text:style-name="Standard"/>
      <text:p text:style-name="Standard">**4.1. Risk Treatment Options** <text:s/></text:p>
      <text:p text:style-name="Standard">For each identified risk, select one or more of the following treatment options: <text:s/></text:p>
      <text:p text:style-name="Standard">- **Avoid:** Eliminate the risk by discontinuing the activity causing it. <text:s/></text:p>
      <text:p text:style-name="Standard">- **Modify:** Implement controls to reduce the likelihood or impact of the risk. <text:s/></text:p>
      <text:p text:style-name="Standard">- **Share:** Transfer the risk to a third party (e.g., through insurance or outsourcing). <text:s/></text:p>
      <text:p text:style-name="Standard">- **Retain:** Accept the risk if it falls within the organization’s risk appetite. <text:s/></text:p>
      <text:p text:style-name="Standard"/>
      <text:p text:style-name="Standard">**4.2. Selecting Controls** <text:s/></text:p>
      <text:p text:style-name="Standard">- Select controls from ISO/IEC 27001:2022 Annex A or other frameworks (e.g., NIST, COBIT) to address the risks. <text:s/></text:p>
      <text:p text:style-name="Standard">- Ensure controls are proportionate to the risks and aligned with Salla’s business objectives. <text:s/></text:p>
      <text:p text:style-name="Standard"/>
      <text:p text:style-name="Standard">**4.3. Implementing Controls** <text:s/></text:p>
      <text:p text:style-name="Standard">- Develop an action plan to implement the selected controls. <text:s/></text:p>
      <text:p text:style-name="Standard">- Assign responsibilities and timelines for implementation. <text:s/></text:p>
      <text:p text:style-name="Standard">- Monitor progress and ensure controls are implemented effectively. <text:s/></text:p>
      <text:p text:style-name="Standard"/>
      <text:p text:style-name="Standard">**4.4. Residual Risk Assessment** <text:s/></text:p>
      <text:p text:style-name="Standard">- After implementing controls, reassess the residual risk to ensure it is within acceptable levels. <text:s/></text:p>
      <text:p text:style-name="Standard">- Document the residual risk in the risk register. <text:s/></text:p>
      <text:p text:style-name="Standard"/>
      <text:p text:style-name="Standard">**4.5. Risk Acceptance** <text:s/></text:p>
      <text:p text:style-name="Standard">- Obtain formal approval from senior management for any residual risks that fall within the organization’s risk appetite. <text:s/></text:p>
      <text:p text:style-name="Standard">- Document the acceptance in the risk register. <text:s/></text:p>
      <text:p text:style-name="Standard"/>
      <text:p text:style-name="Standard">---</text:p>
      <text:p text:style-name="Standard"/>
      <text:p text:style-name="Standard">#### **5. Risk Monitoring and Review** <text:s/></text:p>
      <text:p text:style-name="Standard"/>
      <text:p text:style-name="Standard">**5.1. Continuous Monitoring** <text:s/></text:p>
      <text:p text:style-name="Standard">- Regularly monitor the effectiveness of implemented controls. <text:s/></text:p>
      <text:p text:style-name="Standard">- Update the risk register to reflect changes in the risk environment. <text:s/></text:p>
      <text:p text:style-name="Standard"/>
      <text:p text:style-name="Standard">**5.2. Periodic Reviews** <text:s/></text:p>
      <text:p text:style-name="Standard">- Conduct periodic reviews of the risk assessment and treatment process to ensure its continued suitability and effectiveness. <text:s/></text:p>
      <text:p text:style-name="Standard">- Review the risk register at least annually or whenever significant changes occur (e.g., new systems, regulatory changes). <text:s/></text:p>
      <text:p text:style-name="Standard"/>
      <text:p text:style-name="Standard">**5.3. Incident-Based Reviews** <text:s/></text:p>
      <text:p text:style-name="Standard">- Review and update the risk assessment following any significant security incidents or breaches. <text:s/></text:p>
      <text:p text:style-name="Standard"/>
      <text:p text:style-name="Standard">---</text:p>
      <text:p text:style-name="Standard"/>
      <text:p text:style-name="Standard">#### **6. Roles and Responsibilities** <text:s/></text:p>
      <text:p text:style-name="Standard"/>
      <text:p text:style-name="Standard"><text:soft-page-break/>- **Senior Management:** Approve the risk assessment and treatment process, and provide necessary resources. <text:s/></text:p>
      <text:p text:style-name="Standard">- **Information Security Officer (ISO):** Oversee the risk assessment and treatment process. <text:s/></text:p>
      <text:p text:style-name="Standard">- **Risk Owners:** Identify and manage risks within their areas of responsibility. <text:s/></text:p>
      <text:p text:style-name="Standard">- **Employees and Contractors:** Report risks and participate in risk assessment activities. <text:s/></text:p>
      <text:p text:style-name="Standard"/>
      <text:p text:style-name="Standard">---</text:p>
      <text:p text:style-name="Standard"/>
      <text:p text:style-name="Standard">#### **7. Documentation** <text:s/></text:p>
      <text:p text:style-name="Standard"/>
      <text:p text:style-name="Standard">- **Risk Register:** Maintain a risk register to document all identified risks, their assessment, treatment, and residual risk levels. <text:s/></text:p>
      <text:p text:style-name="Standard">- **Risk Treatment Plan:** Develop a risk treatment plan outlining the actions, responsibilities, and timelines for treating risks. <text:s/></text:p>
      <text:p text:style-name="Standard">- **Records:** Keep records of risk assessments, treatment plans, and reviews for audit and compliance purposes. <text:s/></text:p>
      <text:p text:style-name="Standard"/>
      <text:p text:style-name="Standard">---</text:p>
      <text:p text:style-name="Standard"/>
      <text:p text:style-name="Standard">#### **8. Communication** <text:s/></text:p>
      <text:p text:style-name="Standard"/>
      <text:p text:style-name="Standard">- Communicate the risk assessment and treatment process to all relevant stakeholders. <text:s/></text:p>
      <text:p text:style-name="Standard">- Provide training to employees and contractors on their roles and responsibilities in the risk management process. <text:s/></text:p>
      <text:p text:style-name="Standard"/>
      <text:p text:style-name="Standard">---</text:p>
      <text:p text:style-name="Standard"/>
      <text:p text:style-name="Standard">#### **9. Review and Improvement** <text:s/></text:p>
      <text:p text:style-name="Standard"/>
      <text:p text:style-name="Standard">- Review the risk assessment and treatment process annually or whenever significant changes occur. <text:s/></text:p>
      <text:p text:style-name="Standard">- Continuously improve the process based on feedback, audit findings, and changes in the risk environment. <text:s/></text:p>
      <text:p text:style-name="Standard"/>
      <text:p text:style-name="Standard">---</text:p>
      <text:p text:style-name="Standard"/>
      <text:p text:style-name="Standard">#### **10. Approval** <text:s/></text:p>
      <text:p text:style-name="Standard"/>
      <text:p text:style-name="Standard">This Risk Assessment and Risk Treatment Process has been approved by the senior management of Salla Online Shop Multi-Vendor and is effective as of the date below. <text:s/></text:p>
      <text:p text:style-name="Standard"/>
      <text:p text:style-name="Standard">**Approved By:** <text:s/></text:p>
      <text:p text:style-name="Standard">[Name] <text:s/></text:p>
      <text:p text:style-name="Standard">[Title] <text:s/></text:p>
      <text:p text:style-name="Standard">[Date] <text:s/></text:p>
      <text:p text:style-name="Standard"/>
      <text:p text:style-name="Standard">---</text:p>
      <text:p text:style-name="Standard"/>
      <text:p text:style-name="Standard">### **Annex A: Risk Matrix Example** <text:s/></text:p>
      <text:p text:style-name="Standard"/>
      <text:p text:style-name="Standard">| Likelihood/Impact | Low Impact | Medium Impact | High Impact | <text:s/></text:p>
      <text:p text:style-name="Standard">|-------------------|------------|---------------|-------------| <text:s/></text:p>
      <text:p text:style-name="Standard">| **High Likelihood** | Medium Risk | High Risk | Critical Risk | <text:s/></text:p>
      <text:p text:style-name="Standard"><text:soft-page-break/>| **Medium Likelihood** | Low Risk | Medium Risk | High Risk | <text:s/></text:p>
      <text:p text:style-name="Standard">| **Low Likelihood** | Low Risk | Low Risk | Medium Risk | <text:s/></text:p>
      <text:p text:style-name="Standard"/>
      <text:p text:style-name="Standard">---</text:p>
      <text:p text:style-name="Standard"/>
      <text:p text:style-name="Standard">This process should be tailored to Salla Online Shop Multi-Vendor’s specific needs, risks, and regulatory requirements. It should also be integrated into the broader Information Security Management System (ISMS) and aligned with ISO 27001:2022 standar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21:58:53.554616415</meta:creation-date>
    <dc:date>2025-03-17T21:59:18.853379067</dc:date>
    <meta:editing-duration>PT2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97" meta:word-count="923" meta:character-count="6448" meta:non-whitespace-character-count="5468"/>
  </office:meta>
</office:document-meta>
</file>